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0.4689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5791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0.3862in"/>
    </style:style>
    <style:style style:name="co11" style:family="table-column">
      <style:table-column-properties fo:break-before="auto" style:column-width="0.5744in"/>
    </style:style>
    <style:style style:name="co12" style:family="table-column">
      <style:table-column-properties fo:break-before="auto" style:column-width="0.5008in"/>
    </style:style>
    <style:style style:name="co13" style:family="table-column">
      <style:table-column-properties fo:break-before="auto" style:column-width="0.478in"/>
    </style:style>
    <style:style style:name="co14" style:family="table-column">
      <style:table-column-properties fo:break-before="auto" style:column-width="4.5138in"/>
    </style:style>
    <style:style style:name="co15" style:family="table-column">
      <style:table-column-properties fo:break-before="auto" style:column-width="2.9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lderlake</text:p>
          </table:table-cell>
          <table:table-cell table:number-columns-repeated="2"/>
          <table:table-cell office:value-type="string" calcext:value-type="string">
            <text:p>cascadelake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gnu</text:p>
          </table:table-cell>
          <table:table-cell/>
          <table:table-cell table:number-columns-repeated="2" office:value-type="string" calcext:value-type="string">
            <text:p>intel</text:p>
          </table:table-cell>
          <table:table-cell/>
          <table:table-cell table:number-columns-repeated="2" office:value-type="string" calcext:value-type="string">
            <text:p>int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office:value-type="string" calcext:value-type="string">
            <text:p>ompi</text:p>
          </table:table-cell>
          <table:table-cell office:value-type="string" calcext:value-type="string">
            <text:p>mpich</text:p>
          </table:table-cell>
          <table:table-cell/>
          <table:table-cell table:number-columns-repeated="2" office:value-type="string" calcext:value-type="string">
            <text:p>intelmpi</text:p>
          </table:table-cell>
          <table:table-cell/>
          <table:table-cell table:number-columns-repeated="2" office:value-type="string" calcext:value-type="string">
            <text:p>intelmpi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apack</text:p>
          </table:table-cell>
          <table:table-cell/>
          <table:table-cell table:number-columns-repeated="2" office:value-type="string" calcext:value-type="string">
            <text:p>mkl</text:p>
          </table:table-cell>
          <table:table-cell/>
          <table:table-cell table:number-columns-repeated="2"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  <table:table-cell/>
          <table:table-cell office:value-type="string" calcext:value-type="string">
            <text:p>mkl</text:p>
          </table:table-cell>
          <table:table-cell office:value-type="string" calcext:value-type="string">
            <text:p>cuda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perftool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mak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m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even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ogletes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wlo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f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sweeper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nyxml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t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s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laz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spbla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i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nmpi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ftw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df5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apackp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la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fp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lopt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etcd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otch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late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ti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perlu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erfly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xodu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umps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itespars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rmadillo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umpack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etsc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undia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c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madillo</text:p>
          </table:table-cell>
          <table:table-cell office:value-type="string" calcext:value-type="string">
            <text:p>12.6.7</text:p>
          </table:table-cell>
          <table:table-cell office:value-type="string" calcext:value-type="string">
            <text:p>C++ library for linear algebra &amp; scientific computing with syntax similar to MATLAB and Octave</text:p>
          </table:table-cell>
          <table:table-cell office:value-type="string" calcext:value-type="string">
            <text:p><text:a xlink:href="http://arma.sourceforge.net/" xlink:type="simple">http://arma.sourceforge.net/</text:a>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rpack</text:p>
          </table:table-cell>
          <table:table-cell office:value-type="string" calcext:value-type="string">
            <text:p>3.9.1</text:p>
          </table:table-cell>
          <table:table-cell office:value-type="string" calcext:value-type="string">
            <text:p>Fortran 77 subroutines for solving large scale eigenvalue problems</text:p>
          </table:table-cell>
          <table:table-cell office:value-type="string" calcext:value-type="string">
            <text:p><text:a xlink:href="https://github.com/opencollab/arpack-ng" xlink:type="simple">https://github.com/opencollab/arpack-ng</text:a>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BLAS Implementation (*lapack*) flavor only</text:p>
          </table:table-cell>
          <table:table-cell office:value-type="string" calcext:value-type="string">
            <text:p><text:a xlink:href="https://www.netlib.org/blas/" xlink:type="simple">https://www.netlib.org/blas/</text:a>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las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wrapper around CPU and GPU BLAS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An high-performance C++ math library for dense and sparse arithmetic</text:p>
          </table:table-cell>
          <table:table-cell office:value-type="string" calcext:value-type="string">
            <text:p><text:a xlink:href="https://bitbucket.org/blaze-lib/blaze" xlink:type="simple">https://bitbucket.org/blaze-lib/blaze</text:a>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utterflypack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rapid solving of large-scale dense linear systems</text:p>
          </table:table-cell>
          <table:table-cell office:value-type="string" calcext:value-type="string">
            <text:p><text:a xlink:href="https://github.com/liuyangzhuan/ButterflyPACK" xlink:type="simple">https://github.com/liuyangzhuan/ButterflyPACK</text:a>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blas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C interfaces for BLAS <text:s/>(*lapack*) flavor only</text:p>
          </table:table-cell>
          <table:table-cell office:value-type="string" calcext:value-type="string">
            <text:p><text:a xlink:href="https://www.netlib.org/blas/#_cblas" xlink:type="simple">https://www.netlib.org/blas/#_cblas</text:a>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make</text:p>
          </table:table-cell>
          <table:table-cell office:value-type="string" calcext:value-type="string">
            <text:p>3.28.2</text:p>
          </table:table-cell>
          <table:table-cell office:value-type="string" calcext:value-type="string">
            <text:p>cross-platform make system</text:p>
          </table:table-cell>
          <table:table-cell office:value-type="string" calcext:value-type="string">
            <text:p><text:a xlink:href="http://www.cmake.org/" xlink:type="simple">http://www.cmake.org</text:a>s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an advanced FE data file format</text:p>
          </table:table-cell>
          <table:table-cell office:value-type="string" calcext:value-type="string">
            <text:p><text:a xlink:href="https://github.com/sandialabs/seacas" xlink:type="simple">https://github.com/sandialabs/seacas</text:a></text:p>
          </table:table-cell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fftw</text:p>
          </table:table-cell>
          <table:table-cell office:value-type="string" calcext:value-type="string">
            <text:p>3.3.10</text:p>
          </table:table-cell>
          <table:table-cell office:value-type="string" calcext:value-type="string">
            <text:p>a fast fourier transform library</text:p>
          </table:table-cell>
          <table:table-cell office:value-type="string" calcext:value-type="string">
            <text:p><text:a xlink:href="https://www.fftw.org/" xlink:type="simple">https://www.fftw.org</text:a>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fspbl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ortran Sparse Matrix Toolkit Reference Implementation</text:p>
          </table:table-cell>
          <table:table-cell office:value-type="string" calcext:value-type="string">
            <text:p><text:a xlink:href="https://web.archive.org/web/20231223111347/https://math.nist.gov/spblas/" xlink:type="simple">https://web.archive.org/web/20231223111347/https://math.nist.gov/spblas/</text:a>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GNU arbitrary precision library</text:p>
          </table:table-cell>
          <table:table-cell office:value-type="string" calcext:value-type="string">
            <text:p><text:a xlink:href="https://gmplib.org/" xlink:type="simple">https://gmplib.org/</text:a></text:p>
          </table:table-cell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oogletest</text:p>
          </table:table-cell>
          <table:table-cell office:value-type="string" calcext:value-type="string">
            <text:p>1.14.0</text:p>
          </table:table-cell>
          <table:table-cell office:value-type="string" calcext:value-type="string">
            <text:p>Google Testing and Mocking Framework</text:p>
          </table:table-cell>
          <table:table-cell office:value-type="string" calcext:value-type="string">
            <text:p><text:a xlink:href="https://github.com/google/googletest" xlink:type="simple">https://github.com/google/googletest</text:a>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gperftools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Very fast malloc and performance analysis tools</text:p>
          </table:table-cell>
          <table:table-cell office:value-type="string" calcext:value-type="string">
            <text:p><text:a xlink:href="https://github.com/gperftools/gperftools" xlink:type="simple">https://github.com/gperftools/gperftools</text:a>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hdf5</text:p>
          </table:table-cell>
          <table:table-cell office:value-type="string" calcext:value-type="string">
            <text:p>1.14.3</text:p>
          </table:table-cell>
          <table:table-cell office:value-type="string" calcext:value-type="string">
            <text:p>A general purpose library and file format for storing scientific data</text:p>
          </table:table-cell>
          <table:table-cell office:value-type="string" calcext:value-type="string">
            <text:p><text:a xlink:href="https://www.hdfgroup.org/solutions/hdf5" xlink:type="simple">https://www.hdfgroup.org/solutions/hdf5</text:a>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wloc</text:p>
          </table:table-cell>
          <table:table-cell office:value-type="string" calcext:value-type="string">
            <text:p>2.10.0</text:p>
          </table:table-cell>
          <table:table-cell office:value-type="string" calcext:value-type="string">
            <text:p>Portable Hardware Locality</text:p>
          </table:table-cell>
          <table:table-cell office:value-type="string" calcext:value-type="string">
            <text:p><text:a xlink:href="https://www.open-mpi.org/projects/hwloc/" xlink:type="simple">https://www.open-mpi.org/projects/hwloc/</text:a>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apack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Reference LAPACK Implementation (*lapack*) flavor only</text:p>
          </table:table-cell>
          <table:table-cell office:value-type="string" calcext:value-type="string">
            <text:p><text:a xlink:href="https://www.netlib.org/lapack" xlink:type="simple">https://www.netlib.org/lapack</text:a>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apacke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The <text:s/>C Interface to LAPACK (*lapack*) flavor only</text:p>
          </table:table-cell>
          <table:table-cell office:value-type="string" calcext:value-type="string">
            <text:p><text:a xlink:href="https://www.netlib.org/lapack/lapacke.html" xlink:type="simple">https://www.netlib.org/lapack/lapacke.html</text:a>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apackpp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C++ API for the Linear Algebra Package</text:p>
          </table:table-cell>
          <table:table-cell office:value-type="string" calcext:value-type="string">
            <text:p><text:a xlink:href="https://icl.utk.edu/slate/" xlink:type="simple">https://icl.utk.edu/slate/</text:a>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ibevent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Abstract asynchronous event notification library</text:p>
          </table:table-cell>
          <table:table-cell office:value-type="string" calcext:value-type="string">
            <text:p><text:a xlink:href="https://libevent.org/" xlink:type="simple">https://libevent.org/</text:a>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Serial Graph Partitioning and Fill-reducing Matrix Ordering</text:p>
          </table:table-cell>
          <table:table-cell office:value-type="string" calcext:value-type="string">
            <text:p><text:a xlink:href="http://glaros.dtc.umn.edu/gkhome/metis/metis/overview" xlink:type="simple">http://glaros.dtc.umn.edu/gkhome/metis/metis/overview</text:a>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mpfr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C library for multiple-precision floating-point computations</text:p>
          </table:table-cell>
          <table:table-cell office:value-type="string" calcext:value-type="string">
            <text:p><text:a xlink:href="https://www.mpfr.org/" xlink:type="simple">https://www.mpfr.org/</text:a>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pich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A high-performance implementation of MPI</text:p>
          </table:table-cell>
          <table:table-cell office:value-type="string" calcext:value-type="string">
            <text:p><text:a xlink:href="https://www.mpich.org/" xlink:type="simple">https://www.mpich.org/</text:a>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mumps</text:p>
          </table:table-cell>
          <table:table-cell office:value-type="string" calcext:value-type="string">
            <text:p>5.6.2</text:p>
          </table:table-cell>
          <table:table-cell office:value-type="string" calcext:value-type="string">
            <text:p>A MUltifrontal Massively Parallel sparse direct Solver</text:p>
          </table:table-cell>
          <table:table-cell office:value-type="string" calcext:value-type="string">
            <text:p><text:a xlink:href="https://mumps-solver.org/" xlink:type="simple">https://mumps-solver.org</text:a>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netcdf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ibraries for the Unidata network Common Data Form</text:p>
          </table:table-cell>
          <table:table-cell office:value-type="string" calcext:value-type="string">
            <text:p><text:a xlink:href="https://www.unidata.ucar.edu/software/netcdf/" xlink:type="simple">https://www.unidata.ucar.edu/software/netcdf/</text:a></text:p>
          </table:table-cell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A powerful implementation of MPI/SHMEM</text:p>
          </table:table-cell>
          <table:table-cell office:value-type="string" calcext:value-type="string">
            <text:p><text:a xlink:href="https://www.open-mpi.org/" xlink:type="simple">https://www.open-mpi.org/</text:a>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armetis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Parallel Graph Partitioning and Fill-reducing Matrix Ordering</text:p>
          </table:table-cell>
          <table:table-cell office:value-type="string" calcext:value-type="string">
            <text:p><text:a xlink:href="http://glaros.dtc.umn.edu/gkhome/metis/parmetis/overview" xlink:type="simple">http://glaros.dtc.umn.edu/gkhome/metis/parmetis/overview</text:a>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etsc</text:p>
          </table:table-cell>
          <table:table-cell office:value-type="string" calcext:value-type="string">
            <text:p>3.20.4</text:p>
          </table:table-cell>
          <table:table-cell office:value-type="string" calcext:value-type="string">
            <text:p>Portable Extensible Toolkit for Scientific Computation</text:p>
          </table:table-cell>
          <table:table-cell office:value-type="string" calcext:value-type="string">
            <text:p><text:a xlink:href="https://petsc.org/" xlink:type="simple">https://petsc.org</text:a>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scalapack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A subset of LAPACK routines redesigned for heterogeneous computing</text:p>
          </table:table-cell>
          <table:table-cell office:value-type="string" calcext:value-type="string">
            <text:p><text:a xlink:href="http://www.netlib.org/scalapack/" xlink:type="simple">http://www.netlib.org/scalapack/</text:a>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Graph, mesh and hypergraph partitioning library</text:p>
          </table:table-cell>
          <table:table-cell office:value-type="string" calcext:value-type="string">
            <text:p><text:a xlink:href="https://www.labri.fr/perso/pelegrin/scotch/" xlink:type="simple">https://www.labri.fr/perso/pelegrin/scotch/</text:a>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2023.11.5</text:p>
          </table:table-cell>
          <table:table-cell office:value-type="string" calcext:value-type="string">
            <text:p>Basic linear algebra for distributed memory systems</text:p>
          </table:table-cell>
          <table:table-cell office:value-type="string" calcext:value-type="string">
            <text:p><text:a xlink:href="https://icl.bitbucket.io/slate/" xlink:type="simple">https://icl.bitbucket.io/slate/</text:a>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strumpack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linear algebra routines and linear system solvers for sparse and for dense rank-structured linear systems.</text:p>
          </table:table-cell>
          <table:table-cell office:value-type="string" calcext:value-type="string">
            <text:p><text:a xlink:href="https://portal.nersc.gov/project/sparse/strumpack" xlink:type="simple">https://portal.nersc.gov/project/sparse/strumpack</text:a>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suitesparse</text:p>
          </table:table-cell>
          <table:table-cell office:value-type="string" calcext:value-type="string">
            <text:p>7.6.0</text:p>
          </table:table-cell>
          <table:table-cell office:value-type="string" calcext:value-type="string">
            <text:p>a collection of sparse matrix libraries</text:p>
          </table:table-cell>
          <table:table-cell office:value-type="string" calcext:value-type="string">
            <text:p><text:a xlink:href="https://people.engr.tamu.edu/davis/suitesparse.html" xlink:type="simple">https://people.engr.tamu.edu/davis/suitesparse.html</text:a>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undials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SUite of Nonlinear and DIfferential/ALgebraic Equation Solvers</text:p>
          </table:table-cell>
          <table:table-cell office:value-type="string" calcext:value-type="string">
            <text:p><text:a xlink:href="https://computing.llnl.gov/projects/sundials" xlink:type="simple">https://computing.llnl.gov/projects/sundials</text:a></text:p>
          </table:table-cell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uperlu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Subroutines to directly solve sparse linear systems</text:p>
          </table:table-cell>
          <table:table-cell office:value-type="string" calcext:value-type="string">
            <text:p><text:a xlink:href="https://portal.nersc.gov/project/sparse/superlu/" xlink:type="simple">https://portal.nersc.gov/project/sparse/superlu/</text:a></text:p>
          </table:table-cell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testsweeper</text:p>
          </table:table-cell>
          <table:table-cell office:value-type="string" calcext:value-type="string">
            <text:p>2023.11.05</text:p>
          </table:table-cell>
          <table:table-cell office:value-type="string" calcext:value-type="string">
            <text:p>a C++ testing framework for parameter sweeps</text:p>
          </table:table-cell>
          <table:table-cell office:value-type="string" calcext:value-type="string">
            <text:p><text:a xlink:href="https://github.com/icl-utk-edu/testsweeper" xlink:type="simple">https://github.com/icl-utk-edu/testsweeper</text:a></text:p>
          </table:table-cell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tinyxml2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a simple, small, efficient, C++ XML parser</text:p>
          </table:table-cell>
          <table:table-cell office:value-type="string" calcext:value-type="string">
            <text:p><text:a xlink:href="https://github.com/leethomason/tinyxml2" xlink:type="simple">https://github.com/leethomason/tinyxml2</text:a></text:p>
          </table:table-cell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vtk</text:p>
          </table:table-cell>
          <table:table-cell office:value-type="string" calcext:value-type="string">
            <text:p>9.3.0</text:p>
          </table:table-cell>
          <table:table-cell table:style-name="ce1" office:value-type="string" calcext:value-type="string">
            <text:p>a high level 3D visualization library</text:p>
          </table:table-cell>
          <table:table-cell office:value-type="string" calcext:value-type="string">
            <text:p><text:a xlink:href="https://vtk.org/" xlink:type="simple">https://vtk.org/</text:a></text:p>
          </table:table-cell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zfp</text:p>
          </table:table-cell>
          <table:table-cell office:value-type="string" calcext:value-type="string">
            <text:p>1.0.1</text:p>
          </table:table-cell>
          <table:table-cell table:style-name="ce2" office:value-type="string" calcext:value-type="string">
            <text:p>a library for compressed floating-point and integer arrays</text:p>
          </table:table-cell>
          <table:table-cell office:value-type="string" calcext:value-type="string">
            <text:p><text:a xlink:href="https://computing.llnl.gov/projects/zfp" xlink:type="simple">https://computing.llnl.gov/projects/zfp</text:a></text:p>
          </table:table-cell>
        </table:table-row>
      </table:table>
      <table:named-expressions/>
      <table:database-ranges>
        <table:database-range table:name="__Anonymous_Sheet_DB__2" table:target-range-address="Sheet2.B2:Sheet2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7:50:18.823376775</meta:creation-date>
    <dc:date>2024-02-05T03:10:41.047041327</dc:date>
    <meta:editing-duration>PT6H17M24S</meta:editing-duration>
    <meta:editing-cycles>16</meta:editing-cycles>
    <meta:generator>LibreOffice/7.1.8.1$Linux_X86_64 LibreOffice_project/10$Build-1</meta:generator>
    <meta:document-statistic meta:table-count="3" meta:cell-count="474" meta:object-count="0"/>
  </office:meta>
</office:document-meta>
</file>